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sorganisation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T-Schulen-Trimmung? Vielfalt?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</text:p>
          </table:table-cell>
          <table:table-cell office:value-type="string" calcext:value-type="string">
            <text:p>Philipp (Duesseldorf)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kkreditier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sychologie ?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syfako-App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Fruehstuecksraum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PU Umweltpsychologi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sterquot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inanzen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hre? Selber machen!</text:p>
          </table:table-cell>
          <table:table-cell office:value-type="string" calcext:value-type="string">
            <text:p>Max (der mit den Locken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simage</text:p>
          </table:table-cell>
          <table:table-cell office:value-type="string" calcext:value-type="string">
            <text:p>Martin (Osnabrueck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itutsklima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einsangelegenheiten Psyfako e.V.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gendemo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erzulassungsbeschraenkungen</text:p>
          </table:table-cell>
          <table:table-cell office:value-type="string" calcext:value-type="string">
            <text:p>Tabea (Braunschwei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ition Mastergarantie (deutschlandweit)</text:p>
          </table:table-cell>
          <table:table-cell office:value-type="string" calcext:value-type="string">
            <text:p>Theresa / Sand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 als Fachschaft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ungen auch in der Psychologie?</text:p>
          </table:table-cell>
          <table:table-cell office:value-type="string" calcext:value-type="string">
            <text:p>Anni (Jena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ernetzung (PsyStudents)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https://www.facebook.com/psystud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: Schneller Einstieg fuer alle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achwuchssuche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zu Besuch!</text:p>
          </table:table-cell>
          <table:table-cell office:value-type="string" calcext:value-type="string">
            <text:p>Rike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landssemester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Rat</text:p>
          </table:table-cell>
          <table:table-cell office:value-type="string" calcext:value-type="string">
            <text:p>Britta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eativitaet 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kkreditierung Teil 2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achschaftsorganisation Teil 2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sychologie ? Teil 2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egendemo (aktiv, Teil 1; Beginn: 12:30 Uhr!)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egendemo (aktiv, Teil 2)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kreditierung Teil 3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Wer sind wir (Sponsoring schreiben)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aranoia – warum wir als Psychologen Kommunikation Verschlüsseln müssen!</text:p>
          </table:table-cell>
          <table:table-cell office:value-type="string" calcext:value-type="string">
            <text:p>N.N.</text:p>
          </table:table-cell>
          <table:table-cell/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 als politischer Raum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en, Prüfungen und alternative Prüfungskonzepte</text:p>
          </table:table-cell>
          <table:table-cell office:value-type="string" calcext:value-type="string">
            <text:p>Anne-Sophie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S-Orga 2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dtfuehrung Stendal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Stendal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e Party! Such WOW! 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Zelt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 style:data-style-name="N2" text:time-value="0000-00-00T17:47:29.6064811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7:47:49.809816235</dc:date>
    <meta:editing-duration>PT28M46S</meta:editing-duration>
    <meta:editing-cycles>37</meta:editing-cycles>
    <meta:generator>LibreOffice/4.1.4.2$Linux_X86_64 LibreOffice_project/410m0$Build-2</meta:generator>
    <meta:document-statistic meta:table-count="2" meta:cell-count="230" meta:object-count="0"/>
  </office:meta>
</office:document-meta>
</file>